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mm" fo:margin-right="0mm" fo:margin-top="0mm" fo:margin-bottom="0mm" style:contextual-spacing="false" fo:orphans="2" fo:widows="2" fo:text-indent="0m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size-complex="12pt" fo:padding="0mm" fo:border="none"/>
    </style:style>
    <style:style style:name="P3" style:family="paragraph" style:parent-style-name="Standard">
      <style:paragraph-properties fo:margin-left="0mm" fo:margin-right="0mm" fo:margin-top="0mm" fo:margin-bottom="0mm" style:contextual-spacing="false" fo:orphans="2" fo:widows="2" fo:text-indent="0m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4" style:family="paragraph" style:parent-style-name="Text_20_body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5" style:family="paragraph" style:parent-style-name="Text_20_body" style:list-style-name="L1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6" style:family="paragraph" style:parent-style-name="Text_20_body" style:list-style-name="L2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7" style:family="paragraph" style:parent-style-name="Text_20_body" style:list-style-name="L3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8" style:family="paragraph" style:parent-style-name="Text_20_body" style:list-style-name="L20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9" style:family="paragraph" style:parent-style-name="Text_20_body" style:list-style-name="L21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10" style:family="paragraph" style:parent-style-name="Text_20_body" style:list-style-name="L22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11" style:family="paragraph" style:parent-style-name="Text_20_body" style:list-style-name="L23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12" style:family="paragraph" style:parent-style-name="Text_20_body" style:list-style-name="L27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13" style:family="paragraph" style:parent-style-name="Text_20_body" style:list-style-name="L37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P14" style:family="paragraph" style:parent-style-name="Text_20_body" style:list-style-name="L4">
      <style:paragraph-properties fo:margin-left="0mm" fo:margin-right="0mm" fo:margin-top="0mm" fo:margin-bottom="0mm" style:contextual-spacing="false" fo:orphans="2" fo:widows="2" fo:text-indent="0mm" style:auto-text-indent="false" fo:padding="0mm" fo:border="none"/>
      <style:text-properties fo:font-variant="normal" fo:text-transform="none" fo:color="#000000" style:font-name="Arial" fo:font-size="12pt" fo:letter-spacing="normal" fo:font-style="normal" fo:font-weight="bold" style:font-size-asian="12pt" style:font-size-complex="12pt" fo:padding="0mm" fo:border="none"/>
    </style:style>
    <style:style style:name="P15" style:family="paragraph" style:parent-style-name="Text_20_body" style:list-style-name="L17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16" style:family="paragraph" style:parent-style-name="Text_20_body" style:list-style-name="L19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17" style:family="paragraph" style:parent-style-name="Text_20_body" style:list-style-name="L11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18" style:family="paragraph" style:parent-style-name="Text_20_body" style:list-style-name="L10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19" style:family="paragraph" style:parent-style-name="Text_20_body" style:list-style-name="L9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0" style:family="paragraph" style:parent-style-name="Text_20_body" style:list-style-name="L8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1" style:family="paragraph" style:parent-style-name="Text_20_body" style:list-style-name="L7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2" style:family="paragraph" style:parent-style-name="Text_20_body" style:list-style-name="L6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3" style:family="paragraph" style:parent-style-name="Text_20_body" style:list-style-name="L5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4" style:family="paragraph" style:parent-style-name="Text_20_body" style:list-style-name="L13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5" style:family="paragraph" style:parent-style-name="Text_20_body" style:list-style-name="L14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6" style:family="paragraph" style:parent-style-name="Text_20_body" style:list-style-name="L15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7" style:family="paragraph" style:parent-style-name="Text_20_body" style:list-style-name="L16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8" style:family="paragraph" style:parent-style-name="Text_20_body" style:list-style-name="L12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29" style:family="paragraph" style:parent-style-name="Text_20_body" style:list-style-name="L18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0" style:family="paragraph" style:parent-style-name="Text_20_body" style:list-style-name="L24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1" style:family="paragraph" style:parent-style-name="Text_20_body" style:list-style-name="L25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2" style:family="paragraph" style:parent-style-name="Text_20_body" style:list-style-name="L26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3" style:family="paragraph" style:parent-style-name="Text_20_body" style:list-style-name="L28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4" style:family="paragraph" style:parent-style-name="Text_20_body" style:list-style-name="L29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5" style:family="paragraph" style:parent-style-name="Text_20_body" style:list-style-name="L30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6" style:family="paragraph" style:parent-style-name="Text_20_body" style:list-style-name="L31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7" style:family="paragraph" style:parent-style-name="Text_20_body" style:list-style-name="L32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8" style:family="paragraph" style:parent-style-name="Text_20_body" style:list-style-name="L33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39" style:family="paragraph" style:parent-style-name="Text_20_body" style:list-style-name="L34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40" style:family="paragraph" style:parent-style-name="Text_20_body" style:list-style-name="L35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41" style:family="paragraph" style:parent-style-name="Text_20_body" style:list-style-name="L36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42" style:family="paragraph" style:parent-style-name="Text_20_body" style:list-style-name="L38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43" style:family="paragraph" style:parent-style-name="Text_20_body" style:list-style-name="L39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44" style:family="paragraph" style:parent-style-name="Text_20_body" style:list-style-name="L40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45" style:family="paragraph" style:parent-style-name="Text_20_body" style:list-style-name="L41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46" style:family="paragraph" style:parent-style-name="Text_20_body" style:list-style-name="L42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P47" style:family="paragraph" style:parent-style-name="Text_20_body" style:list-style-name="L43">
      <style:paragraph-properties fo:margin-left="0mm" fo:margin-right="0mm" fo:margin-top="0mm" fo:margin-bottom="0mm" style:contextual-spacing="false" fo:orphans="2" fo:widows="2" fo:text-indent="0mm" style:auto-text-indent="false" fo:padding="0mm" fo:border="non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 fo:padding="0mm" fo:border="none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 fo:padding="0mm" fo:border="none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e03c7" style:font-size-asian="12pt" style:font-size-complex="12pt" fo:padding="0mm" fo:border="none"/>
    </style:style>
    <style:style style:name="T5" style:family="text">
      <style:text-properties fo:font-variant="normal" fo:text-transform="none" fo:color="#000000" style:font-name="Arial" fo:font-size="12pt" fo:letter-spacing="normal" fo:font-style="italic" fo:font-weight="normal" officeooo:rsid="001e03c7" style:font-size-asian="12pt" style:font-style-asian="italic" style:font-size-complex="12pt" style:font-style-complex="italic" fo:padding="0mm" fo:border="none"/>
    </style:style>
    <style:style style:name="T6" style:family="text">
      <style:text-properties officeooo:rsid="001e03c7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bullet text:level="2" text:style-name="Bullet_20_Symbols" style:num-suffix="." text:bullet-char="•">
        <style:list-level-properties text:space-before="32.65mm" text:min-label-width="4.99mm"/>
      </text:list-level-style-bullet>
      <text:list-level-style-bullet text:level="3" text:style-name="Bullet_20_Symbols" style:num-suffix="." text:bullet-char="•">
        <style:list-level-properties text:space-before="45.12mm" text:min-label-width="4.99mm"/>
      </text:list-level-style-bullet>
      <text:list-level-style-bullet text:level="4" text:style-name="Bullet_20_Symbols" style:num-suffix="." text:bullet-char="•">
        <style:list-level-properties text:space-before="57.59mm" text:min-label-width="4.99mm"/>
      </text:list-level-style-bullet>
      <text:list-level-style-bullet text:level="5" text:style-name="Bullet_20_Symbols" style:num-suffix="." text:bullet-char="•">
        <style:list-level-properties text:space-before="70.06mm" text:min-label-width="4.99mm"/>
      </text:list-level-style-bullet>
      <text:list-level-style-bullet text:level="6" text:style-name="Bullet_20_Symbols" style:num-suffix="." text:bullet-char="•">
        <style:list-level-properties text:space-before="82.53mm" text:min-label-width="4.99mm"/>
      </text:list-level-style-bullet>
      <text:list-level-style-bullet text:level="7" text:style-name="Bullet_20_Symbols" style:num-suffix="." text:bullet-char="•">
        <style:list-level-properties text:space-before="95mm" text:min-label-width="4.99mm"/>
      </text:list-level-style-bullet>
      <text:list-level-style-bullet text:level="8" text:style-name="Bullet_20_Symbols" style:num-suffix="." text:bullet-char="•">
        <style:list-level-properties text:space-before="107.48mm" text:min-label-width="4.99mm"/>
      </text:list-level-style-bullet>
      <text:list-level-style-bullet text:level="9" text:style-name="Bullet_20_Symbols" style:num-suffix="." text:bullet-char="•">
        <style:list-level-properties text:space-before="119.95mm" text:min-label-width="4.99mm"/>
      </text:list-level-style-bullet>
      <text:list-level-style-bullet text:level="10" text:style-name="Bullet_20_Symbols" style:num-suffix="." text:bullet-char="•">
        <style:list-level-properties text:space-before="132.42mm" text:min-label-width="4.99m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1.36mm" text:min-label-width="4.99mm"/>
      </text:list-level-style-bullet>
      <text:list-level-style-bullet text:level="2" text:style-name="Bullet_20_Symbols" style:num-suffix="." text:bullet-char="•">
        <style:list-level-properties text:space-before="26.3mm" text:min-label-width="4.99mm"/>
      </text:list-level-style-bullet>
      <text:list-level-style-bullet text:level="3" text:style-name="Bullet_20_Symbols" style:num-suffix="." text:bullet-char="•">
        <style:list-level-properties text:space-before="38.77mm" text:min-label-width="4.99mm"/>
      </text:list-level-style-bullet>
      <text:list-level-style-bullet text:level="4" text:style-name="Bullet_20_Symbols" style:num-suffix="." text:bullet-char="•">
        <style:list-level-properties text:space-before="51.24mm" text:min-label-width="4.99mm"/>
      </text:list-level-style-bullet>
      <text:list-level-style-bullet text:level="5" text:style-name="Bullet_20_Symbols" style:num-suffix="." text:bullet-char="•">
        <style:list-level-properties text:space-before="63.71mm" text:min-label-width="4.99mm"/>
      </text:list-level-style-bullet>
      <text:list-level-style-bullet text:level="6" text:style-name="Bullet_20_Symbols" style:num-suffix="." text:bullet-char="•">
        <style:list-level-properties text:space-before="76.18mm" text:min-label-width="4.99mm"/>
      </text:list-level-style-bullet>
      <text:list-level-style-bullet text:level="7" text:style-name="Bullet_20_Symbols" style:num-suffix="." text:bullet-char="•">
        <style:list-level-properties text:space-before="88.65mm" text:min-label-width="4.99mm"/>
      </text:list-level-style-bullet>
      <text:list-level-style-bullet text:level="8" text:style-name="Bullet_20_Symbols" style:num-suffix="." text:bullet-char="•">
        <style:list-level-properties text:space-before="101.13mm" text:min-label-width="4.99mm"/>
      </text:list-level-style-bullet>
      <text:list-level-style-bullet text:level="9" text:style-name="Bullet_20_Symbols" style:num-suffix="." text:bullet-char="•">
        <style:list-level-properties text:space-before="113.6mm" text:min-label-width="4.99mm"/>
      </text:list-level-style-bullet>
      <text:list-level-style-bullet text:level="10" text:style-name="Bullet_20_Symbols" style:num-suffix="." text:bullet-char="•">
        <style:list-level-properties text:space-before="126.07mm" text:min-label-width="4.99m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list of extra needs to be maintaned together with the cleaning cards (Leave No Trace – LNT)</text:p>
      <text:p text:style-name="P2"/>
      <text:section text:style-name="Sect1" text:name="magicdomid3">
        <text:p text:style-name="P3"><text:span text:style-name="T1">Re-occuring missions:</text:span></text:p>
      </text:section>
      <text:section text:style-name="Sect1" text:name="magicdomid6">
        <text:p text:style-name="P3"/>
      </text:section>
      <text:section text:style-name="Sect1" text:name="magicdomid7">
        <text:list xml:id="list7640780138449577613" text:style-name="L1">
          <text:list-item>
            <text:p text:style-name="P5">Take out recycling</text:p>
          </text:list-item>
        </text:list>
      </text:section>
      <text:section text:style-name="Sect1" text:name="magicdomid8">
        <text:list xml:id="list2975472575598171675" text:style-name="L2">
          <text:list-item>
            <text:p text:style-name="P6">Clean under heavy furniture</text:p>
          </text:list-item>
        </text:list>
      </text:section>
      <text:section text:style-name="Sect1" text:name="magicdomid9">
        <text:list xml:id="list334066621947851404" text:style-name="L3">
          <text:list-item>
            <text:p text:style-name="P7">... many more</text:p>
          </text:list-item>
        </text:list>
      </text:section>
      <text:section text:style-name="Sect1" text:name="magicdomid10">
        <text:p text:style-name="P3"><text:line-break/></text:p>
      </text:section>
      <text:section text:style-name="Sect1" text:name="magicdomid11">
        <text:p text:style-name="P2">Suggestions for one-off missions:</text:p>
      </text:section>
      <text:section text:style-name="Sect1" text:name="magicdomid12">
        <text:p text:style-name="P3"/>
      </text:section>
      <text:section text:style-name="Sect1" text:name="magicdomid13">
        <text:list xml:id="list2141888583628180663" text:style-name="L4">
          <text:list-item>
            <text:p text:style-name="P14">Role and mission identification project</text:p>
          </text:list-item>
        </text:list>
      </text:section>
      <text:section text:style-name="Sect1" text:name="magicdomid14">
        <text:list xml:id="list4716136655929372576" text:style-name="L5">
          <text:list-item>
            <text:p text:style-name="P23"><text:span text:style-name="T3">A seed list of roles: </text:span><text:span text:style-name="T5">(a better one was since posted by Christian, link it)</text:span></text:p>
          </text:list-item>
        </text:list>
      </text:section>
      <text:section text:style-name="Sect1" text:name="magicdomid15">
        <text:list xml:id="list5325192643458710429" text:style-name="L6">
          <text:list-item>
            <text:p text:style-name="P22"><text:span text:style-name="T2">Fanny</text:span><text:span text:style-name="T3"> - too much? :-/</text:span></text:p>
          </text:list-item>
        </text:list>
      </text:section>
      <text:section text:style-name="Sect1" text:name="magicdomid16">
        <text:list xml:id="list58922258398952472" text:style-name="L7">
          <text:list-item>
            <text:p text:style-name="P21"><text:span text:style-name="T2">Louise</text:span><text:span text:style-name="T3"> - Resting room</text:span></text:p>
          </text:list-item>
        </text:list>
      </text:section>
      <text:section text:style-name="Sect1" text:name="magicdomid17">
        <text:list xml:id="list2768028223876325453" text:style-name="L8">
          <text:list-item>
            <text:p text:style-name="P20"><text:span text:style-name="T2">Hannes</text:span><text:span text:style-name="T3"> - ?</text:span></text:p>
          </text:list-item>
        </text:list>
      </text:section>
      <text:section text:style-name="Sect1" text:name="magicdomid18">
        <text:list xml:id="list514733183125897476" text:style-name="L9">
          <text:list-item>
            <text:p text:style-name="P19"><text:span text:style-name="T2">Joannis</text:span><text:span text:style-name="T3"> - Physical work and utilities</text:span></text:p>
          </text:list-item>
        </text:list>
      </text:section>
      <text:section text:style-name="Sect1" text:name="magicdomid19">
        <text:list xml:id="list7587775373925784521" text:style-name="L10">
          <text:list-item>
            <text:p text:style-name="P18"><text:span text:style-name="T2">Michele</text:span><text:span text:style-name="T3"> - Calendar (remember to cancel events during summer hiatus!)</text:span></text:p>
          </text:list-item>
        </text:list>
      </text:section>
      <text:section text:style-name="Sect1" text:name="magicdomid20">
        <text:list xml:id="list3298011680878082388" text:style-name="L11">
          <text:list-item>
            <text:p text:style-name="P17"><text:span text:style-name="T3">Someone already taking care of the flowers? :-)</text:span></text:p>
          </text:list-item>
        </text:list>
      </text:section>
      <text:section text:style-name="Sect1" text:name="magicdomid21">
        <text:list xml:id="list8512758777054757084" text:style-name="L12">
          <text:list-item>
            <text:p text:style-name="P28"><text:span text:style-name="T3">Role commitment/mission Hall of Fame</text:span></text:p>
          </text:list-item>
        </text:list>
      </text:section>
      <text:section text:style-name="Sect1" text:name="magicdomid22">
        <text:list xml:id="list8701756191393408751" text:style-name="L13">
          <text:list-item>
            <text:p text:style-name="P24"><text:span text:style-name="T3">Create mission cards + box (Julie, CJ)</text:span></text:p>
          </text:list-item>
        </text:list>
      </text:section>
      <text:section text:style-name="Sect1" text:name="magicdomid23">
        <text:list xml:id="list4152059013462815581" text:style-name="L14">
          <text:list-item>
            <text:p text:style-name="P25"><text:span text:style-name="T3">Commit to something for six months</text:span></text:p>
          </text:list-item>
        </text:list>
      </text:section>
      <text:section text:style-name="Sect1" text:name="magicdomid24">
        <text:list xml:id="list5473081884238648886" text:style-name="L15">
          <text:list-item>
            <text:p text:style-name="P26"><text:span text:style-name="T3">You can pass the mission over to someone else (or return it unfinished)</text:span></text:p>
          </text:list-item>
        </text:list>
      </text:section>
      <text:section text:style-name="Sect1" text:name="magicdomid25">
        <text:list xml:id="list7929548247466219748" text:style-name="L16">
          <text:list-item>
            <text:p text:style-name="P27"><text:span text:style-name="T3">Use the nodting to celebrate mission victories</text:span></text:p>
          </text:list-item>
        </text:list>
      </text:section>
      <text:section text:style-name="Sect1" text:name="magicdomid26">
        <text:list xml:id="list6362825006932663069" text:style-name="L17">
          <text:list-item>
            <text:p text:style-name="P15"><text:span text:style-name="T2">Create (laminate) and post information notices</text:span><text:span text:style-name="T3"> - </text:span><text:a xlink:type="simple" xlink:href="http://shamblespad.com/p/nodennotices">http://shamblespad.com/p/nodennotices</text:a><text:span text:style-name="T3"> </text:span><text:span text:style-name="T4">(site went down, will be replaced)</text:span></text:p>
          </text:list-item>
        </text:list>
      </text:section>
      <text:section text:style-name="Sect1" text:name="magicdomid27">
        <text:list xml:id="list3140166518837750974" text:style-name="L18">
          <text:list-item>
            <text:p text:style-name="P29"><text:span text:style-name="T3">Swish</text:span></text:p>
          </text:list-item>
        </text:list>
      </text:section>
      <text:section text:style-name="Sect1" text:name="magicdomid28">
        <text:list xml:id="list4345866375178794768" text:style-name="L19">
          <text:list-item>
            <text:p text:style-name="P16"><text:span text:style-name="T3">Let's use QR codes everywhere! - </text:span><text:a xlink:type="simple" xlink:href="https://createqrcode.appspot.com/">https://createqrcode.appspot.com/</text:a><text:span text:style-name="T3"> </text:span></text:p>
          </text:list-item>
        </text:list>
      </text:section>
      <text:section text:style-name="Sect1" text:name="magicdomid29">
        <text:list xml:id="list3534058825218225393" text:style-name="L20">
          <text:list-item>
            <text:p text:style-name="P8"><text:span text:style-name="T1">Wifi extension (and tuning)</text:span> - CJ has started a network hacking spot in the lounge <text:span text:style-name="T6">(disassembled, may be continued)</text:span></text:p>
          </text:list-item>
        </text:list>
      </text:section>
      <text:section text:style-name="Sect1" text:name="magicdomid30">
        <text:list xml:id="list736709046761834746" text:style-name="L21">
          <text:list-item>
            <text:p text:style-name="P9"><text:span text:style-name="T1">Radical inclusion efforts </text:span>- help everyone find their cocreation spot - deservers to be put in writing by Wan</text:p>
          </text:list-item>
        </text:list>
      </text:section>
      <text:section text:style-name="Sect1" text:name="magicdomid31">
        <text:list xml:id="list9191107425771805625" text:style-name="L22">
          <text:list-item>
            <text:p text:style-name="P10">Create "The badge of trust"</text:p>
          </text:list-item>
        </text:list>
      </text:section>
      <text:section text:style-name="Sect1" text:name="magicdomid32">
        <text:list xml:id="list5727565087947154193" text:style-name="L23">
          <text:list-item>
            <text:p text:style-name="P11">CO creating with other existing organizations- we are the Node, you will be assimilated! </text:p>
          </text:list-item>
        </text:list>
      </text:section>
      <text:section text:style-name="Sect1" text:name="magicdomid33">
        <text:list xml:id="list9179718766036735196" text:style-name="L24">
          <text:list-item>
            <text:p text:style-name="P30"><text:span text:style-name="T3">BDSM community </text:span></text:p>
          </text:list-item>
        </text:list>
      </text:section>
      <text:section text:style-name="Sect1" text:name="magicdomid34">
        <text:list xml:id="list1281043429754421893" text:style-name="L25">
          <text:list-item>
            <text:p text:style-name="P31"><text:span text:style-name="T3">Immigrant groups </text:span></text:p>
          </text:list-item>
        </text:list>
      </text:section>
      <text:section text:style-name="Sect1" text:name="magicdomid35">
        <text:list xml:id="list4963253801824024714" text:style-name="L26">
          <text:list-item>
            <text:p text:style-name="P32"><text:span text:style-name="T3">Artist groups </text:span></text:p>
          </text:list-item>
        </text:list>
      </text:section>
      <text:section text:style-name="Sect1" text:name="magicdomid36">
        <text:list xml:id="list1682797080129889045" text:style-name="L27">
          <text:list-item>
            <text:p text:style-name="P12">Workshop leader instruction card</text:p>
          </text:list-item>
        </text:list>
      </text:section>
      <text:section text:style-name="Sect1" text:name="magicdomid37">
        <text:list xml:id="list5113905497010700485" text:style-name="L28">
          <text:list-item>
            <text:p text:style-name="P33"><text:span text:style-name="T3">Essential to enable continued growth - plus it's fun! &lt;3</text:span></text:p>
          </text:list-item>
        </text:list>
      </text:section>
      <text:section text:style-name="Sect1" text:name="magicdomid38">
        <text:list xml:id="list6334399481407173985" text:style-name="L29">
          <text:list-item>
            <text:p text:style-name="P34"><text:span text:style-name="T3">Do it after the meeting</text:span></text:p>
          </text:list-item>
        </text:list>
      </text:section>
      <text:section text:style-name="Sect1" text:name="magicdomid39">
        <text:list xml:id="list5258154702505768295" text:style-name="L30">
          <text:list-item>
            <text:p text:style-name="P35"><text:span text:style-name="T3">LNT enables "don't ask don't tell"</text:span></text:p>
          </text:list-item>
        </text:list>
      </text:section>
      <text:section text:style-name="Sect1" text:name="magicdomid40">
        <text:list xml:id="list4621445867814244199" text:style-name="L31">
          <text:list-item>
            <text:p text:style-name="P36"><text:span text:style-name="T3">Prevent sleepover laggards :-(</text:span></text:p>
          </text:list-item>
        </text:list>
      </text:section>
      <text:section text:style-name="Sect1" text:name="magicdomid41">
        <text:list xml:id="list6074046631032821355" text:style-name="L32">
          <text:list-item>
            <text:p text:style-name="P37"><text:soft-page-break/><text:span text:style-name="T3">Define lockup procedure</text:span></text:p>
          </text:list-item>
        </text:list>
      </text:section>
      <text:section text:style-name="Sect1" text:name="magicdomid42">
        <text:list xml:id="list5429211499291990160" text:style-name="L33">
          <text:list-item>
            <text:p text:style-name="P38"><text:span text:style-name="T3">Party policy?</text:span></text:p>
          </text:list-item>
        </text:list>
      </text:section>
      <text:section text:style-name="Sect1" text:name="magicdomid43">
        <text:list xml:id="list5566815555364748697" text:style-name="L34">
          <text:list-item>
            <text:p text:style-name="P39"><text:span text:style-name="T3">50 people small private party gathering need little policy </text:span></text:p>
          </text:list-item>
        </text:list>
      </text:section>
      <text:section text:style-name="Sect1" text:name="magicdomid44">
        <text:list xml:id="list4123022987093186465" text:style-name="L35">
          <text:list-item>
            <text:p text:style-name="P40"><text:span text:style-name="T3">How to arrange the big commercial gatherings - which make us all the money?</text:span></text:p>
          </text:list-item>
        </text:list>
      </text:section>
      <text:section text:style-name="Sect1" text:name="magicdomid45">
        <text:list xml:id="list1103877371987020648" text:style-name="L36">
          <text:list-item>
            <text:p text:style-name="P41"><text:span text:style-name="T3">...</text:span></text:p>
          </text:list-item>
        </text:list>
      </text:section>
      <text:section text:style-name="Sect1" text:name="magicdomid46">
        <text:list xml:id="list4933957073712919050" text:style-name="L37">
          <text:list-item>
            <text:p text:style-name="P13"><text:span text:style-name="T1">Worksshops at the Node</text:span> - more of what?</text:p>
          </text:list-item>
        </text:list>
      </text:section>
      <text:section text:style-name="Sect1" text:name="magicdomid47">
        <text:list xml:id="list4970651185841227993" text:style-name="L38">
          <text:list-item>
            <text:p text:style-name="P42"><text:span text:style-name="T3">Lean - great for LNT, in parallell with Syntheist book circle and other </text:span></text:p>
          </text:list-item>
        </text:list>
      </text:section>
      <text:section text:style-name="Sect1" text:name="magicdomid48">
        <text:list xml:id="list1330829153632278678" text:style-name="L39">
          <text:list-item>
            <text:p text:style-name="P43"><text:span text:style-name="T3">Each one teach one </text:span></text:p>
          </text:list-item>
        </text:list>
      </text:section>
      <text:section text:style-name="Sect1" text:name="magicdomid49">
        <text:list xml:id="list5383268153331771654" text:style-name="L40">
          <text:list-item>
            <text:p text:style-name="P44"><text:span text:style-name="T3">Parties </text:span></text:p>
          </text:list-item>
        </text:list>
      </text:section>
      <text:section text:style-name="Sect1" text:name="magicdomid50">
        <text:list xml:id="list6733529523697194757" text:style-name="L41">
          <text:list-item>
            <text:p text:style-name="P45"><text:span text:style-name="T3">Not only personal, also material and educational</text:span></text:p>
          </text:list-item>
        </text:list>
      </text:section>
      <text:section text:style-name="Sect1" text:name="magicdomid51">
        <text:list xml:id="list6136175029365527257" text:style-name="L42">
          <text:list-item>
            <text:p text:style-name="P46"><text:span text:style-name="T3">Gadget repair and fiddling workshops - continuation of digital self defence?!</text:span></text:p>
          </text:list-item>
        </text:list>
      </text:section>
      <text:section text:style-name="Sect1" text:name="magicdomid52">
        <text:list xml:id="list7491098774465783658" text:style-name="L43">
          <text:list-item>
            <text:p text:style-name="P47"><text:span text:style-name="T3">... there were many other great ideas!</text:span></text:p>
          </text:list-item>
        </text:list>
      </text:section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J Sveningsson</meta:initial-creator>
    <meta:creation-date>2017-07-03T20:15:12.518726119</meta:creation-date>
    <dc:date>2017-07-03T20:21:22.479579853</dc:date>
    <dc:creator>CJ Sveningsson</dc:creator>
    <meta:editing-duration>P0D</meta:editing-duration>
    <meta:editing-cycles>1</meta:editing-cycles>
    <meta:document-statistic meta:table-count="0" meta:image-count="0" meta:object-count="0" meta:page-count="2" meta:paragraph-count="48" meta:word-count="364" meta:character-count="2020" meta:non-whitespace-character-count="1733"/>
    <meta:generator>LibreOffice/4.2.8.2$Linux_X86_64 LibreOffice_project/420m0$Build-2</meta:generator>
  </office:meta>
</office:document-meta>
</file>